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20000000D80672E3CE0.jpg" manifest:media-type="image/jpeg"/>
  <manifest:file-entry manifest:full-path="Pictures/100000000000005E0000006D054044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.493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="solid" draw:fill-color="#000000" draw:auto-grow-height="true" fo:min-height="9.294cm"/>
    </style:style>
    <style:style style:name="pr5" style:family="presentation" style:parent-style-name="Domyślnie-outline1">
      <style:graphic-properties draw:fill="solid" draw:fill-color="#333333" fo:min-height="11.929cm"/>
    </style:style>
    <style:style style:name="pr6" style:family="presentation" style:parent-style-name="Domyślnie-outline1">
      <style:graphic-properties fo:min-height="11.929cm"/>
    </style:style>
    <style:style style:name="P1" style:family="paragraph">
      <style:text-properties fo:font-family="'Droid Sans'" style:font-family-generic="swiss" style:font-pitch="variable" fo:font-size="35pt" style:font-size-asian="35pt" style:font-size-complex="35pt"/>
    </style:style>
    <style:style style:name="P2" style:family="paragraph">
      <style:text-properties fo:color="#ffffff" fo:font-family="'Droid Sans'" style:font-family-generic="swiss" style:font-pitch="variable" fo:font-size="35pt" fo:font-weight="bold" style:font-size-asian="35pt" style:font-weight-asian="bold" style:font-size-complex="35pt" style:font-weight-complex="bold"/>
    </style:style>
    <style:style style:name="P3" style:family="paragraph">
      <style:text-properties fo:color="#b84700" fo:font-family="'Droid Sans'" style:font-family-generic="swiss" style:font-pitch="variable" fo:font-size="30pt" style:font-size-asian="30pt" style:font-size-complex="30pt"/>
    </style:style>
    <style:style style:name="P4" style:family="paragraph">
      <style:text-properties fo:color="#b84700" fo:font-family="'Droid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5" style:family="paragraph">
      <style:text-properties fo:color="#ffffff" fo:font-family="'DejaVu Sans'" style:font-family-generic="swiss" style:font-pitch="variable" fo:font-size="18pt"/>
    </style:style>
    <style:style style:name="P6" style:family="paragraph">
      <style:paragraph-properties fo:line-height="150%" fo:text-align="start"/>
      <style:text-properties fo:font-family="'DejaVu Sans'" style:font-family-generic="swiss" style:font-pitch="variable" fo:font-size="22pt"/>
    </style:style>
    <style:style style:name="P7" style:family="paragraph">
      <style:paragraph-properties fo:line-height="150%" fo:text-align="start"/>
      <style:text-properties fo:color="#ffffff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ffffff" fo:font-family="'DejaVu Sans'" style:font-family-generic="swiss" style:font-pitch="variable" fo:font-size="32pt" style:font-size-asian="32pt" style:font-size-complex="32pt"/>
    </style:style>
    <style:style style:name="P9" style:family="paragraph">
      <style:text-properties fo:color="#ffffff" fo:font-family="'DejaVu Sans'" style:font-family-generic="swiss" style:font-pitch="variable" fo:font-size="28pt" style:font-size-asian="28pt" style:font-size-complex="28pt"/>
    </style:style>
    <style:style style:name="P10" style:family="paragraph">
      <style:paragraph-properties fo:text-align="center"/>
      <style:text-properties fo:color="#ffffff" fo:font-family="'DejaVu Sans'" style:font-family-generic="swiss" style:font-pitch="variable" fo:font-size="28pt" style:font-size-asian="28pt" style:font-size-complex="28pt"/>
    </style:style>
    <style:style style:name="P11" style:family="paragraph">
      <style:text-properties fo:font-size="20pt"/>
    </style:style>
    <style:style style:name="T1" style:family="text">
      <style:text-properties fo:color="#ffffff" fo:font-family="'Droid Sans'" style:font-family-generic="swiss" style:font-pitch="variable" fo:font-size="35pt" fo:font-weight="bold" style:font-size-asian="35pt" style:font-weight-asian="bold" style:font-size-complex="35pt" style:font-weight-complex="bold"/>
    </style:style>
    <style:style style:name="T2" style:family="text">
      <style:text-properties fo:color="#b84700" fo:font-family="'Droid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family="'DejaVu Sans'" style:font-family-generic="swiss" style:font-pitch="variable"/>
    </style:style>
    <style:style style:name="T4" style:family="text">
      <style:text-properties fo:color="#ffffff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b847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ffffff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ffffff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fo:font-family="'DejaVu Sans'" style:font-family-generic="swiss" style:font-pitch="variable" fo:font-size="32pt" style:font-size-asian="32pt" style:font-size-complex="32pt"/>
    </style:style>
    <style:style style:name="T9" style:family="text">
      <style:text-properties fo:color="#b84700" fo:font-family="'DejaVu Sans'" style:font-family-generic="swiss" style:font-pitch="variable" fo:font-size="32pt" style:font-size-asian="32pt" style:font-size-complex="32pt"/>
    </style:style>
    <style:style style:name="T10" style:family="text">
      <style:text-properties fo:color="#ffffff" fo:font-family="'DejaVu Sans'" style:font-family-generic="swiss" style:font-pitch="variable" fo:font-size="28pt" style:font-size-asian="28pt" style:font-size-complex="28pt"/>
    </style:style>
    <style:style style:name="T11" style:family="text">
      <style:text-properties fo:color="#ffffff" fo:font-family="'DejaVu Sans'" style:font-family-generic="swiss" style:font-pitch="variable" fo:font-size="28pt" style:text-underline-style="none" style:font-size-asian="28pt" style:font-size-complex="28pt"/>
    </style:style>
    <style:style style:name="T12" style:family="text">
      <style:text-properties fo:color="#ffffff" fo:font-family="'DejaVu Sans'" style:font-family-generic="swiss" style:font-pitch="variable" fo:font-size="28pt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fo:color="#ffffff" fo:font-family="'DejaVu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ffffff" fo:font-family="'DejaVu Sans'" style:font-family-generic="swiss" style:font-pitch="variable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5.199cm" svg:height="3.506cm" svg:x="1.401cm" svg:y="0.994cm" presentation:class="title" presentation:user-transformed="true">
          <draw:text-box>
            <text:p text:style-name="P1"><text:span text:style-name="T1">Spotkanie założycielskie Stowarzyszenia</text:span></text:p>
          </draw:text-box>
        </draw:frame>
        <draw:frame presentation:style-name="pr2" draw:text-style-name="P4" draw:layer="layout" svg:width="25.199cm" svg:height="1.493cm" svg:x="1.601cm" svg:y="4.207cm" presentation:class="subtitle" presentation:user-transformed="true">
          <draw:text-box>
            <text:p text:style-name="P3"><text:span text:style-name="T2">Polska Grupa Użytkowników Pythona</text:span></text:p>
          </draw:text-box>
        </draw:frame>
        <draw:frame draw:style-name="gr1" draw:text-style-name="P5" draw:layer="layout" svg:width="10.6cm" svg:height="0.988cm" svg:x="1.2cm" svg:y="19.2cm">
          <draw:text-box>
            <text:p text:style-name="P5"><text:span text:style-name="T3">16 listopada 2013 r., Warszaw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4" draw:text-style-name="P7" draw:layer="layout" svg:width="25.6cm" svg:height="9.294cm" svg:x="1.2cm" svg:y="1.906cm" presentation:class="subtitle" presentation:user-transformed="true">
          <draw:text-box>
            <text:p text:style-name="P6"><text:span text:style-name="T4"><text:s text:c="2"/></text:span><text:span text:style-name="T4">Prezes: </text:span><text:span text:style-name="T5">Klaudia Prasek</text:span><text:span text:style-name="T6"> <text:s text:c="4"/></text:span></text:p>
            <text:p text:style-name="P6"><text:span text:style-name="T4"><text:s text:c="2"/></text:span><text:span text:style-name="T4">Wiceprezes: </text:span><text:span text:style-name="T5">Piotr Tynecki (Katharsis) <text:s/></text:span><text:span text:style-name="T6"><text:s text:c="3"/></text:span></text:p>
            <text:p text:style-name="P6"><text:span text:style-name="T4"><text:s text:c="2"/></text:span><text:span text:style-name="T4">Sekretarz: </text:span><text:span text:style-name="T5">Przemysław Kukulski (DimmuR) <text:s/></text:span><text:span text:style-name="T6"><text:s text:c="3"/></text:span></text:p>
            <text:p text:style-name="P6"><text:span text:style-name="T4"><text:s text:c="2"/></text:span><text:span text:style-name="T4">Skarbnik: </text:span><text:span text:style-name="T5">Piotr Skamruk (jell) <text:s text:c="4"/></text:span></text:p>
            <text:p text:style-name="P6"><text:span text:style-name="T4"><text:s text:c="2"/></text:span><text:span text:style-name="T4">Członkowie Zarządu: </text:span><text:span text:style-name="T5">Konrad Hałas</text:span><text:span text:style-name="T6">, </text:span><text:span text:style-name="T5">Filip Kłębczyk (fk_lx) <text:s text:c="2"/></text:span><text:span text:style-name="T6"><text:s text:c="2"/></text:span></text:p>
            <text:p text:style-name="P6"><text:span text:style-name="T6"/></text:p>
            <text:p text:style-name="P6"><text:span text:style-name="T4"><text:s text:c="2"/></text:span><text:span text:style-name="T4">Liczba członków założycieli:</text:span><text:span text:style-name="T6"> 29 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>
        <draw:frame presentation:style-name="pr5" draw:text-style-name="P8" draw:layer="layout" svg:width="25.199cm" svg:height="3.093cm" svg:x="1.4cm" svg:y="16.007cm" presentation:class="outline" presentation:user-transformed="true">
          <draw:text-box>
            <text:list text:style-name="L2">
              <text:list-header>
                <text:p text:style-name="P8"><text:span text:style-name="T7"><text:line-break/></text:span><text:span text:style-name="T7">Strona Stowarzyszenia PLPUG</text:span><text:span text:style-name="T8">: </text:span><text:span text:style-name="T9">http://plpug.org/</text:span></text:p>
                <text:p text:style-name="P8"><text:span text:style-name="T7">Lightning Talk na PyCon PL 2013</text:span><text:span text:style-name="T8">: </text:span><text:span text:style-name="T9"><text:a xlink:href="http://ujeb.se/plpug">http://ujeb.se/plpug</text:a></text:span><text:span text:style-name="T9"><text:line-break/></text:span><text:span text:style-name="T9"/></text:p>
              </text:list-header>
            </text:list>
          </draw:text-box>
        </draw:frame>
        <draw:frame presentation:style-name="pr6" draw:text-style-name="P9" draw:layer="layout" svg:width="25.199cm" svg:height="12.6cm" svg:x="1.401cm" svg:y="1.2cm" presentation:class="outline" presentation:user-transformed="true">
          <draw:text-box>
            <text:list text:style-name="L2">
              <text:list-item>
                <text:p text:style-name="P9"><text:span text:style-name="T10">Rejestracja Stowarzyszenia (do 3 miesięcy)</text:span></text:p>
              </text:list-item>
              <text:list-item>
                <text:p text:style-name="P9"><text:span text:style-name="T10">Harmonogram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Cyfryzacja i promocja PLPUG;</text:span></text:p>
                  </text:list-item>
                  <text:list-item>
                    <text:p text:style-name="P9"><text:span text:style-name="T10">Organizacja PyCon PL 2014,</text:span></text:p>
                  </text:list-item>
                  <text:list-item>
                    <text:p text:style-name="P9"><text:span text:style-name="T10">Reforma</text:span><text:span text:style-name="T11"> </text:span><text:span text:style-name="T12">pl.python.org</text:span><text:span text:style-name="T10">,</text:span></text:p>
                  </text:list-item>
                  <text:list-item>
                    <text:p text:style-name="P9"><text:span text:style-name="T10">Wspieranie lokalnych grup i innych </text:span><text:span text:style-name="T13">eventów</text:span><text:span text:style-name="T14">,</text:span></text:p>
                  </text:list-item>
                  <text:list-item>
                    <text:p text:style-name="P9"><text:span text:style-name="T10">Pozyskiwanie nowych członków,</text:span></text:p>
                  </text:list-item>
                  <text:list-item>
                    <text:p text:style-name="P9"><text:span text:style-name="T10">„</text:span><text:span text:style-name="T10">Python w edukacji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>
        <draw:frame presentation:style-name="pr6" draw:text-style-name="P9" draw:layer="layout" svg:width="25.199cm" svg:height="12.6cm" svg:x="1.401cm" svg:y="1.2cm" presentation:class="outline" presentation:user-transformed="true">
          <draw:text-box>
            <text:list text:style-name="L2">
              <text:list-header>
                <text:p text:style-name="P9"><text:span text:style-name="T10"/></text:p>
                <text:p text:style-name="P10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p text:style-name="P10"><text:span text:style-name="T10">Dziękuję za uwagę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05E0000006D054044BF.png" xlink:type="simple" xlink:show="embed" xlink:actuate="onLoad"/>
    <draw:fill-image draw:name="background" xlink:href="Pictures/100000000000120000000D80672E3CE0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opacity="50%" draw:auto-grow-height="false" draw:fit-to-size="shrink-to-fit" draw:shadow-opacity="50%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opacity="50%" draw:textarea-vertical-align="middle" draw:shadow-opacity="50%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</meta:initial-creator>
    <meta:creation-date>2013-11-17T02:06:00.987524584</meta:creation-date>
    <dc:date>2013-11-18T12:45:47</dc:date>
    <meta:editing-duration>PT17M8S</meta:editing-duration>
    <meta:editing-cycles>12</meta:editing-cycles>
    <meta:generator>LibreOffice/3.5$Linux_X86_64 LibreOffice_project/350m1$Build-2</meta:generator>
    <meta:document-statistic meta:object-count="36"/>
  </office:meta>
</office:document-meta>
</file>